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office:value-type="string" table:style-name="ce1">
            <text:p>итоговое время</text:p>
          </table:table-cell>
          <table:table-cell office:value-type="string" table:style-name="ce1">
            <text:p>ответ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2]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3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[.B4]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B5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formula="of:=[.B6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" table:formula="of:=[.D4]+[.B7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; 2; 6</text:p>
          </table:table-cell>
          <table:table-cell office:value-type="float" office:value="19" table:formula="of:=[.D6]+[.B8]" table:style-name="ce1">
            <text:p>19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" table:formula="of:=[.D6]+[.B9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4" table:formula="of:=[.D8]+[.B10]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11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; 10</text:p>
          </table:table-cell>
          <table:table-cell office:value-type="float" office:value="20" table:formula="of:=[.D6]+[.B12]" table:style-name="ce1">
            <text:p>2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8;11</text:p>
          </table:table-cell>
          <table:table-cell office:value-type="float" office:value="25" table:formula="of:=[.D12]+[.B13]" table:style-name="ce1">
            <text:p>25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7:05:41Z</dc:date>
  </office:meta>
</office:document-meta>
</file>